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Pictures/10000200000000100000001028D3E9853668BCDE.gif" manifest:media-type="image/gif"/>
  <manifest:file-entry manifest:full-path="Object 2/Pictures/100003F0000001CA000001CA594D1231069E6F3A.svg" manifest:media-type="image/svg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Pictures/100003F0000001CA000001CA594D1231069E6F3A.svg" manifest:media-type="image/svg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Spranq eco sans" svg:font-family="'Spranq eco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2mm"/>
    </style:style>
    <style:style style:name="co3" style:family="table-column">
      <style:table-column-properties fo:break-before="auto" style:column-width="30.62mm"/>
    </style:style>
    <style:style style:name="co4" style:family="table-column">
      <style:table-column-properties fo:break-before="auto" style:column-width="24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="none"/>
      <style:text-properties fo:font-weight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order="0.06pt solid #000000"/>
      <style:text-properties fo:font-weight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riginal" table:style-name="ta1">
        <table:shapes>
          <draw:frame draw:z-index="0" draw:style-name="gr1" draw:text-style-name="P1" svg:width="142.62mm" svg:height="86.87mm" svg:x="133.19mm" svg:y="0mm">
            <loext:p draw:notify-on-update-of-ranges="Original.B2:Original.B32 Original.A2:Original.A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1" table:number-columns-repeated="2" table:default-cell-style-name="ce3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esos</text:p>
          </table:table-cell>
          <table:table-cell table:style-name="ce1" office:value-type="string" calcext:value-type="string">
            <text:p>Alturas</text:p>
          </table:table-cell>
          <table:table-cell table:style-name="ce4"/>
          <table:table-cell table:style-name="ce7" office:value-type="string" calcext:value-type="string">
            <text:p>Pesos</text:p>
          </table:table-cell>
          <table:table-cell table:style-name="ce9" office:value-type="string" calcext:value-type="string">
            <text:p>Alturas</text:p>
          </table:table-cell>
          <table:table-cell table:style-name="ce8"/>
          <table:table-cell/>
          <table:table-cell table:style-name="ce12" table:number-columns-repeated="2"/>
          <table:table-cell table:number-columns-repeated="3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.58" calcext:value-type="float">
            <text:p>1,58</text:p>
          </table:table-cell>
          <table:table-cell table:style-name="ce4" office:value-type="string" calcext:value-type="string">
            <text:p>Média</text:p>
          </table:table-cell>
          <table:table-cell table:style-name="ce1" table:formula="of:=AVERAGE([.$A$2:.$A$32])" office:value-type="float" office:value="66.1612903225806" calcext:value-type="float">
            <text:p>66,1612903225806</text:p>
          </table:table-cell>
          <table:table-cell table:style-name="ce1" table:formula="of:=AVERAGE([.$B$2:.$B$32])" office:value-type="float" office:value="1.65387096774194" calcext:value-type="float">
            <text:p>1,65387096774194</text:p>
          </table:table-cell>
          <table:table-cell table:style-name="ce8"/>
          <table:table-cell/>
          <table:table-cell table:style-name="ce12" table:number-columns-repeated="2"/>
          <table:table-cell table:number-columns-repeated="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1.8" calcext:value-type="float">
            <text:p>1,8</text:p>
          </table:table-cell>
          <table:table-cell table:style-name="ce4" office:value-type="string" calcext:value-type="string">
            <text:p>Erro padrão</text:p>
          </table:table-cell>
          <table:table-cell table:style-name="ce1" table:formula="of:=SQRT(VAR([.$A$2:.$A$32])/COUNT([.$A$2:.$A$32]))" office:value-type="float" office:value="2.78671841318687" calcext:value-type="float">
            <text:p>2,78671841318687</text:p>
          </table:table-cell>
          <table:table-cell table:style-name="ce1" table:formula="of:=SQRT(VAR([.$B$2:.$B$32])/COUNT([.$B$2:.$B$32]))" office:value-type="float" office:value="0.0170178743435566" calcext:value-type="float">
            <text:p>0,017017874343557</text:p>
          </table:table-cell>
          <table:table-cell table:style-name="ce8"/>
          <table:table-cell/>
          <table:table-cell table:style-name="ce12" table:number-columns-repeated="2"/>
          <table:table-cell table:number-columns-repeated="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1.7" calcext:value-type="float">
            <text:p>1,7</text:p>
          </table:table-cell>
          <table:table-cell table:style-name="ce4" office:value-type="string" calcext:value-type="string">
            <text:p>Modo</text:p>
          </table:table-cell>
          <table:table-cell table:style-name="ce1" table:formula="of:=MODE([.$A$2:.$A$32])" office:value-type="float" office:value="55" calcext:value-type="float">
            <text:p>55</text:p>
          </table:table-cell>
          <table:table-cell table:style-name="ce1" table:formula="of:=MODE([.$B$2:.$B$32])" office:value-type="float" office:value="1.56" calcext:value-type="float">
            <text:p>1,56</text:p>
          </table:table-cell>
          <table:table-cell table:style-name="ce8"/>
          <table:table-cell/>
          <table:table-cell table:style-name="ce12" table:number-columns-repeated="2"/>
          <table:table-cell table:number-columns-repeated="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1.8" calcext:value-type="float">
            <text:p>1,8</text:p>
          </table:table-cell>
          <table:table-cell table:style-name="ce4" office:value-type="string" calcext:value-type="string">
            <text:p>Mediana</text:p>
          </table:table-cell>
          <table:table-cell table:style-name="ce1" table:formula="of:=MEDIAN([.$A$2:.$A$32])" office:value-type="float" office:value="65" calcext:value-type="float">
            <text:p>65</text:p>
          </table:table-cell>
          <table:table-cell table:style-name="ce1" table:formula="of:=MEDIAN([.$B$2:.$B$32])" office:value-type="float" office:value="1.64" calcext:value-type="float">
            <text:p>1,64</text:p>
          </table:table-cell>
          <table:table-cell table:style-name="ce8"/>
          <table:table-cell/>
          <table:table-cell table:style-name="ce12" table:number-columns-repeated="2"/>
          <table:table-cell table:number-columns-repeated="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1.76" calcext:value-type="float">
            <text:p>1,76</text:p>
          </table:table-cell>
          <table:table-cell table:style-name="ce4" office:value-type="string" calcext:value-type="string">
            <text:p>Primeiro quartil</text:p>
          </table:table-cell>
          <table:table-cell table:style-name="ce1" table:formula="of:=QUARTILE([.$A$2:.$A$32]; 1)" office:value-type="float" office:value="56" calcext:value-type="float">
            <text:p>56</text:p>
          </table:table-cell>
          <table:table-cell table:style-name="ce1" table:formula="of:=QUARTILE([.$B$2:.$B$32]; 1)" office:value-type="float" office:value="1.57" calcext:value-type="float">
            <text:p>1,57</text:p>
          </table:table-cell>
          <table:table-cell table:style-name="ce8"/>
          <table:table-cell/>
          <table:table-cell table:style-name="ce12" table:number-columns-repeated="2"/>
          <table:table-cell table:number-columns-repeated="3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1.73" calcext:value-type="float">
            <text:p>1,73</text:p>
          </table:table-cell>
          <table:table-cell table:style-name="ce4" office:value-type="string" calcext:value-type="string">
            <text:p>Terceiro quartil</text:p>
          </table:table-cell>
          <table:table-cell table:style-name="ce1" table:formula="of:=QUARTILE([.$A$2:.$A$32]; 3)" office:value-type="float" office:value="73.5" calcext:value-type="float">
            <text:p>73,5</text:p>
          </table:table-cell>
          <table:table-cell table:style-name="ce1" table:formula="of:=QUARTILE([.$B$2:.$B$32]; 3)" office:value-type="float" office:value="1.735" calcext:value-type="float">
            <text:p>1,735</text:p>
          </table:table-cell>
          <table:table-cell table:style-name="ce8"/>
          <table:table-cell/>
          <table:table-cell table:style-name="ce12" table:number-columns-repeated="2"/>
          <table:table-cell table:number-columns-repeated="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.63" calcext:value-type="float">
            <text:p>1,63</text:p>
          </table:table-cell>
          <table:table-cell table:style-name="ce4" office:value-type="string" calcext:value-type="string">
            <text:p>Variância</text:p>
          </table:table-cell>
          <table:table-cell table:style-name="ce1" table:formula="of:=VAR([.$A$2:.$A$32])" office:value-type="float" office:value="240.739784946237" calcext:value-type="float">
            <text:p>240,739784946237</text:p>
          </table:table-cell>
          <table:table-cell table:style-name="ce1" table:formula="of:=VAR([.$B$2:.$B$32])" office:value-type="float" office:value="0.00897784946236559" calcext:value-type="float">
            <text:p>0,008977849462366</text:p>
          </table:table-cell>
          <table:table-cell table:style-name="ce8"/>
          <table:table-cell/>
          <table:table-cell table:style-name="ce12" table:number-columns-repeated="2"/>
          <table:table-cell table:number-columns-repeated="3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.65" calcext:value-type="float">
            <text:p>1,65</text:p>
          </table:table-cell>
          <table:table-cell table:style-name="ce4" office:value-type="string" calcext:value-type="string">
            <text:p>Desvio padrão</text:p>
          </table:table-cell>
          <table:table-cell table:style-name="ce1" table:formula="of:=STDEV([.$A$2:.$A$32])" office:value-type="float" office:value="15.5157914701841" calcext:value-type="float">
            <text:p>15,5157914701841</text:p>
          </table:table-cell>
          <table:table-cell table:style-name="ce1" table:formula="of:=STDEV([.$B$2:.$B$32])" office:value-type="float" office:value="0.094751514301174" calcext:value-type="float">
            <text:p>0,094751514301174</text:p>
          </table:table-cell>
          <table:table-cell table:style-name="ce8"/>
          <table:table-cell/>
          <table:table-cell table:style-name="ce12" table:number-columns-repeated="2"/>
          <table:table-cell table:number-columns-repeated="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.56" calcext:value-type="float">
            <text:p>1,56</text:p>
          </table:table-cell>
          <table:table-cell table:style-name="ce4" office:value-type="string" calcext:value-type="string">
            <text:p>Curtose</text:p>
          </table:table-cell>
          <table:table-cell table:style-name="ce1" table:formula="of:=KURT([.$A$2:.$A$32])" office:value-type="float" office:value="8.92066396775673" calcext:value-type="float">
            <text:p>8,92066396775673</text:p>
          </table:table-cell>
          <table:table-cell table:style-name="ce1" table:formula="of:=KURT([.$B$2:.$B$32])" office:value-type="float" office:value="-1.08705257218408" calcext:value-type="float">
            <text:p>-1,08705257218408</text:p>
          </table:table-cell>
          <table:table-cell table:style-name="ce8"/>
          <table:table-cell/>
          <table:table-cell table:style-name="ce12" table:number-columns-repeated="2"/>
          <table:table-cell table:number-columns-repeated="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1.79" calcext:value-type="float">
            <text:p>1,79</text:p>
          </table:table-cell>
          <table:table-cell table:style-name="ce4" office:value-type="string" calcext:value-type="string">
            <text:p>Inclinação</text:p>
          </table:table-cell>
          <table:table-cell table:style-name="ce1" table:formula="of:=SKEW([.$A$2:.$A$32])" office:value-type="float" office:value="2.25250066319716" calcext:value-type="float">
            <text:p>2,25250066319716</text:p>
          </table:table-cell>
          <table:table-cell table:style-name="ce1" table:formula="of:=SKEW([.$B$2:.$B$32])" office:value-type="float" office:value="0.194124680806266" calcext:value-type="float">
            <text:p>0,194124680806266</text:p>
          </table:table-cell>
          <table:table-cell table:style-name="ce8"/>
          <table:table-cell/>
          <table:table-cell table:style-name="ce12" table:number-columns-repeated="2"/>
          <table:table-cell table:number-columns-repeated="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.56" calcext:value-type="float">
            <text:p>1,56</text:p>
          </table:table-cell>
          <table:table-cell table:style-name="ce4" office:value-type="string" calcext:value-type="string">
            <text:p>Intervalo</text:p>
          </table:table-cell>
          <table:table-cell table:style-name="ce1" table:formula="of:=MAX([.$A$2:.$A$32])-MIN([.$A$2:.$A$32])" office:value-type="float" office:value="90" calcext:value-type="float">
            <text:p>90</text:p>
          </table:table-cell>
          <table:table-cell table:style-name="ce1" table:formula="of:=MAX([.$B$2:.$B$32])-MIN([.$B$2:.$B$32])" office:value-type="float" office:value="0.33" calcext:value-type="float">
            <text:p>0,33</text:p>
          </table:table-cell>
          <table:table-cell table:style-name="ce8"/>
          <table:table-cell/>
          <table:table-cell table:style-name="ce12" table:number-columns-repeated="2"/>
          <table:table-cell table:number-columns-repeated="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.51" calcext:value-type="float">
            <text:p>1,51</text:p>
          </table:table-cell>
          <table:table-cell table:style-name="ce4" office:value-type="string" calcext:value-type="string">
            <text:p>Mínimo</text:p>
          </table:table-cell>
          <table:table-cell table:style-name="ce1" table:formula="of:=MIN([.$A$2:.$A$32])" office:value-type="float" office:value="40" calcext:value-type="float">
            <text:p>40</text:p>
          </table:table-cell>
          <table:table-cell table:style-name="ce1" table:formula="of:=MIN([.$B$2:.$B$32])" office:value-type="float" office:value="1.5" calcext:value-type="float">
            <text:p>1,5</text:p>
          </table:table-cell>
          <table:table-cell table:style-name="ce8"/>
          <table:table-cell/>
          <table:table-cell table:style-name="ce12" table:number-columns-repeated="2"/>
          <table:table-cell table:number-columns-repeated="3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.69" calcext:value-type="float">
            <text:p>1,69</text:p>
          </table:table-cell>
          <table:table-cell table:style-name="ce4" office:value-type="string" calcext:value-type="string">
            <text:p>Máximo</text:p>
          </table:table-cell>
          <table:table-cell table:style-name="ce1" table:formula="of:=MAX([.$A$2:.$A$32])" office:value-type="float" office:value="130" calcext:value-type="float">
            <text:p>130</text:p>
          </table:table-cell>
          <table:table-cell table:style-name="ce1" table:formula="of:=MAX([.$B$2:.$B$32])" office:value-type="float" office:value="1.83" calcext:value-type="float">
            <text:p>1,83</text:p>
          </table:table-cell>
          <table:table-cell table:style-name="ce8"/>
          <table:table-cell/>
          <table:table-cell table:style-name="ce12" table:number-columns-repeated="2"/>
          <table:table-cell table:number-columns-repeated="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1.67" calcext:value-type="float">
            <text:p>1,67</text:p>
          </table:table-cell>
          <table:table-cell table:style-name="ce4" office:value-type="string" calcext:value-type="string">
            <text:p>Soma</text:p>
          </table:table-cell>
          <table:table-cell table:style-name="ce1" table:formula="of:=SUM([.$A$2:.$A$32])" office:value-type="float" office:value="2051" calcext:value-type="float">
            <text:p>2051</text:p>
          </table:table-cell>
          <table:table-cell table:style-name="ce1" table:formula="of:=SUM([.$B$2:.$B$32])" office:value-type="float" office:value="51.27" calcext:value-type="float">
            <text:p>51,27</text:p>
          </table:table-cell>
          <table:table-cell table:style-name="ce8"/>
          <table:table-cell/>
          <table:table-cell table:style-name="ce12" table:number-columns-repeated="2"/>
          <table:table-cell table:number-columns-repeated="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1.74" calcext:value-type="float">
            <text:p>1,74</text:p>
          </table:table-cell>
          <table:table-cell table:style-name="ce4" office:value-type="string" calcext:value-type="string">
            <text:p>Contagem</text:p>
          </table:table-cell>
          <table:table-cell table:style-name="ce1" table:formula="of:=COUNT([.$A$2:.$A$32])" office:value-type="float" office:value="31" calcext:value-type="float">
            <text:p>31</text:p>
          </table:table-cell>
          <table:table-cell table:style-name="ce1" table:formula="of:=COUNT([.$B$2:.$B$32])" office:value-type="float" office:value="31" calcext:value-type="float">
            <text:p>31</text:p>
          </table:table-cell>
          <table:table-cell table:style-name="ce8"/>
          <table:table-cell/>
          <table:table-cell table:style-name="ce12" table:number-columns-repeated="2"/>
          <table:table-cell table:number-columns-repeated="3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.6" calcext:value-type="float">
            <text:p>1,6</text:p>
          </table:table-cell>
          <table:table-cell table:style-name="ce5"/>
          <table:table-cell table:style-name="ce8" table:number-columns-repeated="3"/>
          <table:table-cell/>
          <table:table-cell table:style-name="ce12" table:number-columns-repeated="2"/>
          <table:table-cell table:number-columns-repeated="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.52" calcext:value-type="float">
            <text:p>1,52</text:p>
          </table:table-cell>
          <table:table-cell table:style-name="ce5"/>
          <table:table-cell table:style-name="ce8" table:number-columns-repeated="3"/>
          <table:table-cell/>
          <table:table-cell table:style-name="ce12" table:number-columns-repeated="2"/>
          <table:table-cell table:number-columns-repeated="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.57" calcext:value-type="float">
            <text:p>1,57</text:p>
          </table:table-cell>
          <table:table-cell table:style-name="ce5"/>
          <table:table-cell table:style-name="ce8" table:number-columns-repeated="3"/>
          <table:table-cell/>
          <table:table-cell table:style-name="ce12" table:number-columns-repeated="2"/>
          <table:table-cell table:number-columns-repeated="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.57" calcext:value-type="float">
            <text:p>1,57</text:p>
          </table:table-cell>
          <table:table-cell table:style-name="ce5"/>
          <table:table-cell table:style-name="ce8" table:number-columns-repeated="3"/>
          <table:table-cell/>
          <table:table-cell table:style-name="ce12" table:number-columns-repeated="2"/>
          <table:table-cell table:number-columns-repeated="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1.67" calcext:value-type="float">
            <text:p>1,67</text:p>
          </table:table-cell>
          <table:table-cell table:style-name="ce5"/>
          <table:table-cell table:style-name="ce8" table:number-columns-repeated="3"/>
          <table:table-cell table:number-columns-repeated="6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.64" calcext:value-type="float">
            <text:p>1,64</text:p>
          </table:table-cell>
          <table:table-cell table:style-name="ce5"/>
          <table:table-cell table:style-name="ce8" table:number-columns-repeated="3"/>
          <table:table-cell table:number-columns-repeated="6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.5" calcext:value-type="float">
            <text:p>1,5</text:p>
          </table:table-cell>
          <table:table-cell table:style-name="ce5"/>
          <table:table-cell table:style-name="ce8" table:number-columns-repeated="3"/>
          <table:table-cell table:number-columns-repeated="3"/>
          <table:table-cell table:style-name="ce12"/>
          <table:table-cell table:style-name="ce13" table:number-columns-repeated="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1.64" calcext:value-type="float">
            <text:p>1,64</text:p>
          </table:table-cell>
          <table:table-cell table:style-name="ce5"/>
          <table:table-cell table:style-name="ce8" table:number-columns-repeated="3"/>
          <table:table-cell table:style-name="ce10"/>
          <table:table-cell table:number-columns-repeated="2"/>
          <table:table-cell table:style-name="ce12" table:number-columns-repeated="3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.56" calcext:value-type="float">
            <text:p>1,56</text:p>
          </table:table-cell>
          <table:table-cell table:style-name="ce5"/>
          <table:table-cell table:style-name="ce8" table:number-columns-repeated="3"/>
          <table:table-cell table:number-columns-repeated="3"/>
          <table:table-cell table:style-name="ce12" table:number-columns-repeated="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.56" calcext:value-type="float">
            <text:p>1,56</text:p>
          </table:table-cell>
          <table:table-cell table:style-name="ce5"/>
          <table:table-cell table:style-name="ce8" table:number-columns-repeated="3"/>
          <table:table-cell table:style-name="ce11"/>
          <table:table-cell table:number-columns-repeated="2"/>
          <table:table-cell table:style-name="ce12" table:number-columns-repeated="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1.62" calcext:value-type="float">
            <text:p>1,62</text:p>
          </table:table-cell>
          <table:table-cell table:style-name="ce5"/>
          <table:table-cell table:style-name="ce8" table:number-columns-repeated="3"/>
          <table:table-cell table:style-name="ce11"/>
          <table:table-cell table:number-columns-repeated="2"/>
          <table:table-cell table:style-name="ce12" table:number-columns-repeated="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.71" calcext:value-type="float">
            <text:p>1,71</text:p>
          </table:table-cell>
          <table:table-cell table:style-name="ce5"/>
          <table:table-cell table:style-name="ce8" table:number-columns-repeated="3"/>
          <table:table-cell table:number-columns-repeated="3"/>
          <table:table-cell table:style-name="ce12" table:number-columns-repeated="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1.83" calcext:value-type="float">
            <text:p>1,83</text:p>
          </table:table-cell>
          <table:table-cell table:style-name="ce5"/>
          <table:table-cell table:style-name="ce8" table:number-columns-repeated="3"/>
          <table:table-cell table:number-columns-repeated="3"/>
          <table:table-cell table:style-name="ce12" table:number-columns-repeated="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1.76" calcext:value-type="float">
            <text:p>1,76</text:p>
          </table:table-cell>
          <table:table-cell table:style-name="ce5"/>
          <table:table-cell table:style-name="ce8" table:number-columns-repeated="3"/>
          <table:table-cell table:number-columns-repeated="3"/>
          <table:table-cell table:style-name="ce12" table:number-columns-repeated="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.75" calcext:value-type="float">
            <text:p>1,75</text:p>
          </table:table-cell>
          <table:table-cell table:number-columns-repeated="7"/>
          <table:table-cell table:style-name="ce12" table:number-columns-repeated="3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.6" calcext:value-type="float">
            <text:p>1,6</text:p>
          </table:table-cell>
          <table:table-cell table:number-columns-repeated="5"/>
          <table:table-cell table:style-name="ce8" table:number-columns-repeated="2"/>
          <table:table-cell table:style-name="ce12" table:number-columns-repeated="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ce8" table:number-columns-repeated="2"/>
          <table:table-cell table:style-name="ce12" table:number-columns-repeated="3"/>
        </table:table-row>
        <table:table-row table:style-name="ro1" table:number-rows-repeated="5">
          <table:table-cell table:number-columns-repeated="9"/>
          <table:table-cell table:style-name="ce12"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10"/>
        </table:table-row>
        <table:table-row table:style-name="ro1" table:number-rows-repeated="104853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Final" table:style-name="ta1">
        <table:shapes>
          <draw:frame draw:z-index="0" draw:style-name="gr1" draw:text-style-name="P1" svg:width="142.62mm" svg:height="86.87mm" svg:x="226.48mm" svg:y="0m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1" table:number-columns-repeated="3" table:default-cell-style-name="ce3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esos</text:p>
          </table:table-cell>
          <table:table-cell table:style-name="ce1" office:value-type="string" calcext:value-type="string">
            <text:p>Alturas</text:p>
          </table:table-cell>
          <table:table-cell table:style-name="ce1" office:value-type="string" calcext:value-type="string">
            <text:p>x – média</text:p>
          </table:table-cell>
          <table:table-cell table:style-name="ce1" office:value-type="string" calcext:value-type="string">
            <text:p>y – média</text:p>
          </table:table-cell>
          <table:table-cell table:style-name="ce1" office:value-type="string" calcext:value-type="string">
            <text:p>c-d</text:p>
          </table:table-cell>
          <table:table-cell table:style-name="ce1" office:value-type="string" calcext:value-type="string">
            <text:p>c^2</text:p>
          </table:table-cell>
          <table:table-cell/>
          <table:table-cell table:style-name="ce15" office:value-type="string" calcext:value-type="string">
            <text:p>Nova altura</text:p>
          </table:table-cell>
          <table:table-cell table:style-name="ce15" office:value-type="string" calcext:value-type="string">
            <text:p>Novo Peso</text:p>
          </table:table-cell>
          <table:table-cell table:number-columns-repeated="3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.58" calcext:value-type="float">
            <text:p>1,58</text:p>
          </table:table-cell>
          <table:table-cell table:style-name="ce1" table:formula="of:=[.B2]-[.$I$33]" office:value-type="float" office:value="-0.0724137931034483" calcext:value-type="float">
            <text:p>-0,072413793103448</text:p>
          </table:table-cell>
          <table:table-cell table:style-name="ce1" table:formula="of:=[.A2]-[.$H$33]" office:value-type="float" office:value="-6.86206896551724" calcext:value-type="float">
            <text:p>-6,86206896551724</text:p>
          </table:table-cell>
          <table:table-cell table:style-name="ce1" table:formula="of:=[.C2]*[.D2]" office:value-type="float" office:value="0.496908442330559" calcext:value-type="float">
            <text:p>0,496908442330559</text:p>
          </table:table-cell>
          <table:table-cell table:style-name="ce1" table:formula="of:=[.C2]^2" office:value-type="float" office:value="0.00524375743162902" calcext:value-type="float">
            <text:p>0,005243757431629</text:p>
          </table:table-cell>
          <table:table-cell/>
          <table:table-cell table:style-name="ce15" office:value-type="float" office:value="1.46" calcext:value-type="float">
            <text:p>1,46</text:p>
          </table:table-cell>
          <table:table-cell table:style-name="ce15" table:formula="of:=[.$H$26]*[.H2]+[.$H$27]" office:value-type="float" office:value="46.4314451239137" calcext:value-type="float">
            <text:p>46,4314451239137</text:p>
          </table:table-cell>
          <table:table-cell table:number-columns-repeated="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1.8" calcext:value-type="float">
            <text:p>1,8</text:p>
          </table:table-cell>
          <table:table-cell table:style-name="ce1" table:formula="of:=[.B3]-[.$I$33]" office:value-type="float" office:value="0.147586206896552" calcext:value-type="float">
            <text:p>0,147586206896552</text:p>
          </table:table-cell>
          <table:table-cell table:style-name="ce1" table:formula="of:=[.A3]-[.$H$33]" office:value-type="float" office:value="13.1379310344828" calcext:value-type="float">
            <text:p>13,1379310344828</text:p>
          </table:table-cell>
          <table:table-cell table:style-name="ce1" table:formula="of:=[.C3]*[.D3]" office:value-type="float" office:value="1.9389774078478" calcext:value-type="float">
            <text:p>1,9389774078478</text:p>
          </table:table-cell>
          <table:table-cell table:style-name="ce1" table:formula="of:=[.C3]^2" office:value-type="float" office:value="0.0217816884661118" calcext:value-type="float">
            <text:p>0,021781688466112</text:p>
          </table:table-cell>
          <table:table-cell/>
          <table:table-cell table:style-name="ce15" office:value-type="float" office:value="1.65" calcext:value-type="float">
            <text:p>1,65</text:p>
          </table:table-cell>
          <table:table-cell table:style-name="ce15" table:formula="of:=[.$H$26]*[.H3]+[.$H$27]" office:value-type="float" office:value="64.6308604227014" calcext:value-type="float">
            <text:p>64,6308604227014</text:p>
          </table:table-cell>
          <table:table-cell table:number-columns-repeated="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1.7" calcext:value-type="float">
            <text:p>1,7</text:p>
          </table:table-cell>
          <table:table-cell table:style-name="ce1" table:formula="of:=[.B4]-[.$I$33]" office:value-type="float" office:value="0.0475862068965518" calcext:value-type="float">
            <text:p>0,047586206896552</text:p>
          </table:table-cell>
          <table:table-cell table:style-name="ce1" table:formula="of:=[.A4]-[.$H$33]" office:value-type="float" office:value="5.13793103448276" calcext:value-type="float">
            <text:p>5,13793103448276</text:p>
          </table:table-cell>
          <table:table-cell table:style-name="ce1" table:formula="of:=[.C4]*[.D4]" office:value-type="float" office:value="0.244494649227111" calcext:value-type="float">
            <text:p>0,244494649227111</text:p>
          </table:table-cell>
          <table:table-cell table:style-name="ce1" table:formula="of:=[.C4]^2" office:value-type="float" office:value="0.00226444708680143" calcext:value-type="float">
            <text:p>0,002264447086801</text:p>
          </table:table-cell>
          <table:table-cell/>
          <table:table-cell table:style-name="ce15" office:value-type="float" office:value="1.51" calcext:value-type="float">
            <text:p>1,51</text:p>
          </table:table-cell>
          <table:table-cell table:style-name="ce15" table:formula="of:=[.$H$26]*[.H4]+[.$H$27]" office:value-type="float" office:value="51.2207649393842" calcext:value-type="float">
            <text:p>51,2207649393842</text:p>
          </table:table-cell>
          <table:table-cell table:number-columns-repeated="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1.8" calcext:value-type="float">
            <text:p>1,8</text:p>
          </table:table-cell>
          <table:table-cell table:style-name="ce1" table:formula="of:=[.B5]-[.$I$33]" office:value-type="float" office:value="0.147586206896552" calcext:value-type="float">
            <text:p>0,147586206896552</text:p>
          </table:table-cell>
          <table:table-cell table:style-name="ce1" table:formula="of:=[.A5]-[.$H$33]" office:value-type="float" office:value="15.1379310344828" calcext:value-type="float">
            <text:p>15,1379310344828</text:p>
          </table:table-cell>
          <table:table-cell table:style-name="ce1" table:formula="of:=[.C5]*[.D5]" office:value-type="float" office:value="2.2341498216409" calcext:value-type="float">
            <text:p>2,2341498216409</text:p>
          </table:table-cell>
          <table:table-cell table:style-name="ce1" table:formula="of:=[.C5]^2" office:value-type="float" office:value="0.0217816884661118" calcext:value-type="float">
            <text:p>0,021781688466112</text:p>
          </table:table-cell>
          <table:table-cell/>
          <table:table-cell table:style-name="ce15" office:value-type="float" office:value="1.57" calcext:value-type="float">
            <text:p>1,57</text:p>
          </table:table-cell>
          <table:table-cell table:style-name="ce15" table:formula="of:=[.$H$26]*[.H5]+[.$H$27]" office:value-type="float" office:value="56.9679487179487" calcext:value-type="float">
            <text:p>56,9679487179487</text:p>
          </table:table-cell>
          <table:table-cell table:number-columns-repeated="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1.76" calcext:value-type="float">
            <text:p>1,76</text:p>
          </table:table-cell>
          <table:table-cell table:style-name="ce1" table:formula="of:=[.B6]-[.$I$33]" office:value-type="float" office:value="0.107586206896552" calcext:value-type="float">
            <text:p>0,107586206896552</text:p>
          </table:table-cell>
          <table:table-cell table:style-name="ce1" table:formula="of:=[.A6]-[.$H$33]" office:value-type="float" office:value="12.1379310344828" calcext:value-type="float">
            <text:p>12,1379310344828</text:p>
          </table:table-cell>
          <table:table-cell table:style-name="ce1" table:formula="of:=[.C6]*[.D6]" office:value-type="float" office:value="1.30587395957194" calcext:value-type="float">
            <text:p>1,30587395957194</text:p>
          </table:table-cell>
          <table:table-cell table:style-name="ce1" table:formula="of:=[.C6]^2" office:value-type="float" office:value="0.0115747919143876" calcext:value-type="float">
            <text:p>0,011574791914388</text:p>
          </table:table-cell>
          <table:table-cell/>
          <table:table-cell table:style-name="ce15" office:value-type="float" office:value="1.64" calcext:value-type="float">
            <text:p>1,64</text:p>
          </table:table-cell>
          <table:table-cell table:style-name="ce15" table:formula="of:=[.$H$26]*[.H6]+[.$H$27]" office:value-type="float" office:value="63.6729964596073" calcext:value-type="float">
            <text:p>63,6729964596073</text:p>
          </table:table-cell>
          <table:table-cell table:number-columns-repeated="3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1.73" calcext:value-type="float">
            <text:p>1,73</text:p>
          </table:table-cell>
          <table:table-cell table:style-name="ce1" table:formula="of:=[.B7]-[.$I$33]" office:value-type="float" office:value="0.0775862068965516" calcext:value-type="float">
            <text:p>0,077586206896552</text:p>
          </table:table-cell>
          <table:table-cell table:style-name="ce1" table:formula="of:=[.A7]-[.$H$33]" office:value-type="float" office:value="9.13793103448276" calcext:value-type="float">
            <text:p>9,13793103448276</text:p>
          </table:table-cell>
          <table:table-cell table:style-name="ce1" table:formula="of:=[.C7]*[.D7]" office:value-type="float" office:value="0.708977407847799" calcext:value-type="float">
            <text:p>0,708977407847799</text:p>
          </table:table-cell>
          <table:table-cell table:style-name="ce1" table:formula="of:=[.C7]^2" office:value-type="float" office:value="0.00601961950059451" calcext:value-type="float">
            <text:p>0,006019619500595</text:p>
          </table:table-cell>
          <table:table-cell/>
          <table:table-cell table:style-name="ce15" office:value-type="float" office:value="1.72" calcext:value-type="float">
            <text:p>1,72</text:p>
          </table:table-cell>
          <table:table-cell table:style-name="ce15" table:formula="of:=[.$H$26]*[.H7]+[.$H$27]" office:value-type="float" office:value="71.33590816436" calcext:value-type="float">
            <text:p>71,33590816436</text:p>
          </table:table-cell>
          <table:table-cell table:number-columns-repeated="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.63" calcext:value-type="float">
            <text:p>1,63</text:p>
          </table:table-cell>
          <table:table-cell table:style-name="ce1" table:formula="of:=[.B8]-[.$I$33]" office:value-type="float" office:value="-0.0224137931034485" calcext:value-type="float">
            <text:p>-0,022413793103449</text:p>
          </table:table-cell>
          <table:table-cell table:style-name="ce1" table:formula="of:=[.A8]-[.$H$33]" office:value-type="float" office:value="-3.86206896551724" calcext:value-type="float">
            <text:p>-3,86206896551724</text:p>
          </table:table-cell>
          <table:table-cell table:style-name="ce1" table:formula="of:=[.C8]*[.D8]" office:value-type="float" office:value="0.0865636147443527" calcext:value-type="float">
            <text:p>0,086563614744353</text:p>
          </table:table-cell>
          <table:table-cell table:style-name="ce1" table:formula="of:=[.C8]^2" office:value-type="float" office:value="0.000502378121284195" calcext:value-type="float">
            <text:p>0,000502378121284</text:p>
          </table:table-cell>
          <table:table-cell/>
          <table:table-cell table:style-name="ce15" office:value-type="float" office:value="1.75" calcext:value-type="float">
            <text:p>1,75</text:p>
          </table:table-cell>
          <table:table-cell table:style-name="ce15" table:formula="of:=[.$H$26]*[.H8]+[.$H$27]" office:value-type="float" office:value="74.2095000536423" calcext:value-type="float">
            <text:p>74,2095000536423</text:p>
          </table:table-cell>
          <table:table-cell table:number-columns-repeated="3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.65" calcext:value-type="float">
            <text:p>1,65</text:p>
          </table:table-cell>
          <table:table-cell table:style-name="ce1" table:formula="of:=[.B9]-[.$I$33]" office:value-type="float" office:value="-0.00241379310344847" calcext:value-type="float">
            <text:p>-0,002413793103448</text:p>
          </table:table-cell>
          <table:table-cell table:style-name="ce1" table:formula="of:=[.A9]-[.$H$33]" office:value-type="float" office:value="0.137931034482762" calcext:value-type="float">
            <text:p>0,137931034482762</text:p>
          </table:table-cell>
          <table:table-cell table:style-name="ce1" table:formula="of:=[.C9]*[.D9]" office:value-type="float" office:value="-0.000332936979786003" calcext:value-type="float">
            <text:p>-0,000332936979786</text:p>
          </table:table-cell>
          <table:table-cell table:style-name="ce1" table:formula="of:=[.C9]^2" office:value-type="float" office:value="0.00000582639714625539" calcext:value-type="float">
            <text:p>5,82639714625539E-06</text:p>
          </table:table-cell>
          <table:table-cell/>
          <table:table-cell table:style-name="ce15" office:value-type="float" office:value="1.82" calcext:value-type="float">
            <text:p>1,82</text:p>
          </table:table-cell>
          <table:table-cell table:style-name="ce15" table:formula="of:=[.$H$26]*[.H9]+[.$H$27]" office:value-type="float" office:value="80.9145477953009" calcext:value-type="float">
            <text:p>80,9145477953009</text:p>
          </table:table-cell>
          <table:table-cell table:number-columns-repeated="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.56" calcext:value-type="float">
            <text:p>1,56</text:p>
          </table:table-cell>
          <table:table-cell table:style-name="ce1" table:formula="of:=[.B10]-[.$I$33]" office:value-type="float" office:value="-0.0924137931034483" calcext:value-type="float">
            <text:p>-0,092413793103448</text:p>
          </table:table-cell>
          <table:table-cell table:style-name="ce1" table:formula="of:=[.A10]-[.$H$33]" office:value-type="float" office:value="-9.86206896551724" calcext:value-type="float">
            <text:p>-9,86206896551724</text:p>
          </table:table-cell>
          <table:table-cell table:style-name="ce1" table:formula="of:=[.C10]*[.D10]" office:value-type="float" office:value="0.911391200951249" calcext:value-type="float">
            <text:p>0,911391200951249</text:p>
          </table:table-cell>
          <table:table-cell table:style-name="ce1" table:formula="of:=[.C10]^2" office:value-type="float" office:value="0.00854030915576695" calcext:value-type="float">
            <text:p>0,008540309155767</text:p>
          </table:table-cell>
          <table:table-cell/>
          <table:table-cell table:style-name="ce15" office:value-type="float" office:value="1.73" calcext:value-type="float">
            <text:p>1,73</text:p>
          </table:table-cell>
          <table:table-cell table:style-name="ce15" table:formula="of:=[.$H$26]*[.H10]+[.$H$27]" office:value-type="float" office:value="72.2937721274541" calcext:value-type="float">
            <text:p>72,2937721274541</text:p>
          </table:table-cell>
          <table:table-cell table:number-columns-repeated="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1.79" calcext:value-type="float">
            <text:p>1,79</text:p>
          </table:table-cell>
          <table:table-cell table:style-name="ce1" table:formula="of:=[.B11]-[.$I$33]" office:value-type="float" office:value="0.137586206896552" calcext:value-type="float">
            <text:p>0,137586206896552</text:p>
          </table:table-cell>
          <table:table-cell table:style-name="ce1" table:formula="of:=[.A11]-[.$H$33]" office:value-type="float" office:value="11.1379310344828" calcext:value-type="float">
            <text:p>11,1379310344828</text:p>
          </table:table-cell>
          <table:table-cell table:style-name="ce1" table:formula="of:=[.C11]*[.D11]" office:value-type="float" office:value="1.53242568370987" calcext:value-type="float">
            <text:p>1,53242568370987</text:p>
          </table:table-cell>
          <table:table-cell table:style-name="ce1" table:formula="of:=[.C11]^2" office:value-type="float" office:value="0.0189299643281807" calcext:value-type="float">
            <text:p>0,018929964328181</text:p>
          </table:table-cell>
          <table:table-cell/>
          <table:table-cell table:style-name="ce15" office:value-type="float" office:value="1.47" calcext:value-type="float">
            <text:p>1,47</text:p>
          </table:table-cell>
          <table:table-cell table:style-name="ce15" table:formula="of:=[.$H$26]*[.H11]+[.$H$27]" office:value-type="float" office:value="47.3893090870078" calcext:value-type="float">
            <text:p>47,3893090870078</text:p>
          </table:table-cell>
          <table:table-cell table:number-columns-repeated="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.56" calcext:value-type="float">
            <text:p>1,56</text:p>
          </table:table-cell>
          <table:table-cell table:style-name="ce1" table:formula="of:=[.B12]-[.$I$33]" office:value-type="float" office:value="-0.0924137931034483" calcext:value-type="float">
            <text:p>-0,092413793103448</text:p>
          </table:table-cell>
          <table:table-cell table:style-name="ce1" table:formula="of:=[.A12]-[.$H$33]" office:value-type="float" office:value="-10.8620689655172" calcext:value-type="float">
            <text:p>-10,8620689655172</text:p>
          </table:table-cell>
          <table:table-cell table:style-name="ce1" table:formula="of:=[.C12]*[.D12]" office:value-type="float" office:value="1.0038049940547" calcext:value-type="float">
            <text:p>1,0038049940547</text:p>
          </table:table-cell>
          <table:table-cell table:style-name="ce1" table:formula="of:=[.C12]^2" office:value-type="float" office:value="0.00854030915576695" calcext:value-type="float">
            <text:p>0,008540309155767</text:p>
          </table:table-cell>
          <table:table-cell/>
          <table:table-cell table:style-name="ce15" office:value-type="float" office:value="1.5" calcext:value-type="float">
            <text:p>1,5</text:p>
          </table:table-cell>
          <table:table-cell table:style-name="ce15" table:formula="of:=[.$H$26]*[.H12]+[.$H$27]" office:value-type="float" office:value="50.2629009762901" calcext:value-type="float">
            <text:p>50,2629009762901</text:p>
          </table:table-cell>
          <table:table-cell table:number-columns-repeated="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.51" calcext:value-type="float">
            <text:p>1,51</text:p>
          </table:table-cell>
          <table:table-cell table:style-name="ce1" table:formula="of:=[.B13]-[.$I$33]" office:value-type="float" office:value="-0.142413793103448" calcext:value-type="float">
            <text:p>-0,142413793103448</text:p>
          </table:table-cell>
          <table:table-cell table:style-name="ce1" table:formula="of:=[.A13]-[.$H$33]" office:value-type="float" office:value="-11.8620689655172" calcext:value-type="float">
            <text:p>-11,8620689655172</text:p>
          </table:table-cell>
          <table:table-cell table:style-name="ce1" table:formula="of:=[.C13]*[.D13]" office:value-type="float" office:value="1.68932223543401" calcext:value-type="float">
            <text:p>1,68932223543401</text:p>
          </table:table-cell>
          <table:table-cell table:style-name="ce1" table:formula="of:=[.C13]^2" office:value-type="float" office:value="0.0202816884661118" calcext:value-type="float">
            <text:p>0,020281688466112</text:p>
          </table:table-cell>
          <table:table-cell/>
          <table:table-cell table:style-name="ce15" office:value-type="float" office:value="1.35" calcext:value-type="float">
            <text:p>1,35</text:p>
          </table:table-cell>
          <table:table-cell table:style-name="ce15" table:formula="of:=[.$H$26]*[.H13]+[.$H$27]" office:value-type="float" office:value="35.8949415298787" calcext:value-type="float">
            <text:p>35,8949415298787</text:p>
          </table:table-cell>
          <table:table-cell table:number-columns-repeated="3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.69" calcext:value-type="float">
            <text:p>1,69</text:p>
          </table:table-cell>
          <table:table-cell table:style-name="ce1" table:formula="of:=[.B14]-[.$I$33]" office:value-type="float" office:value="0.0375862068965516" calcext:value-type="float">
            <text:p>0,037586206896552</text:p>
          </table:table-cell>
          <table:table-cell table:style-name="ce1" table:formula="of:=[.A14]-[.$H$33]" office:value-type="float" office:value="4.13793103448276" calcext:value-type="float">
            <text:p>4,13793103448276</text:p>
          </table:table-cell>
          <table:table-cell table:style-name="ce1" table:formula="of:=[.C14]*[.D14]" office:value-type="float" office:value="0.155529131985731" calcext:value-type="float">
            <text:p>0,155529131985731</text:p>
          </table:table-cell>
          <table:table-cell table:style-name="ce1" table:formula="of:=[.C14]^2" office:value-type="float" office:value="0.00141272294887038" calcext:value-type="float">
            <text:p>0,00141272294887</text:p>
          </table:table-cell>
          <table:table-cell/>
          <table:table-cell table:style-name="ce15" office:value-type="float" office:value="1.77" calcext:value-type="float">
            <text:p>1,77</text:p>
          </table:table-cell>
          <table:table-cell table:style-name="ce15" table:formula="of:=[.$H$26]*[.H14]+[.$H$27]" office:value-type="float" office:value="76.1252279798305" calcext:value-type="float">
            <text:p>76,1252279798305</text:p>
          </table:table-cell>
          <table:table-cell table:number-columns-repeated="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1.67" calcext:value-type="float">
            <text:p>1,67</text:p>
          </table:table-cell>
          <table:table-cell table:style-name="ce1" table:formula="of:=[.B15]-[.$I$33]" office:value-type="float" office:value="0.0175862068965515" calcext:value-type="float">
            <text:p>0,017586206896552</text:p>
          </table:table-cell>
          <table:table-cell table:style-name="ce1" table:formula="of:=[.A15]-[.$H$33]" office:value-type="float" office:value="2.13793103448276" calcext:value-type="float">
            <text:p>2,13793103448276</text:p>
          </table:table-cell>
          <table:table-cell table:style-name="ce1" table:formula="of:=[.C15]*[.D15]" office:value-type="float" office:value="0.0375980975029723" calcext:value-type="float">
            <text:p>0,037598097502972</text:p>
          </table:table-cell>
          <table:table-cell table:style-name="ce1" table:formula="of:=[.C15]^2" office:value-type="float" office:value="0.000309274673008317" calcext:value-type="float">
            <text:p>0,000309274673008</text:p>
          </table:table-cell>
          <table:table-cell/>
          <table:table-cell table:style-name="ce15" office:value-type="float" office:value="1.85" calcext:value-type="float">
            <text:p>1,85</text:p>
          </table:table-cell>
          <table:table-cell table:style-name="ce15" table:formula="of:=[.$H$26]*[.H15]+[.$H$27]" office:value-type="float" office:value="83.7881396845832" calcext:value-type="float">
            <text:p>83,7881396845832</text:p>
          </table:table-cell>
          <table:table-cell table:number-columns-repeated="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1.74" calcext:value-type="float">
            <text:p>1,74</text:p>
          </table:table-cell>
          <table:table-cell table:style-name="ce1" table:formula="of:=[.B16]-[.$I$33]" office:value-type="float" office:value="0.0875862068965516" calcext:value-type="float">
            <text:p>0,087586206896552</text:p>
          </table:table-cell>
          <table:table-cell table:style-name="ce1" table:formula="of:=[.A16]-[.$H$33]" office:value-type="float" office:value="7.13793103448276" calcext:value-type="float">
            <text:p>7,13793103448276</text:p>
          </table:table-cell>
          <table:table-cell table:style-name="ce1" table:formula="of:=[.C16]*[.D16]" office:value-type="float" office:value="0.625184304399524" calcext:value-type="float">
            <text:p>0,625184304399524</text:p>
          </table:table-cell>
          <table:table-cell table:style-name="ce1" table:formula="of:=[.C16]^2" office:value-type="float" office:value="0.00767134363852555" calcext:value-type="float">
            <text:p>0,007671343638526</text:p>
          </table:table-cell>
          <table:table-cell/>
          <table:table-cell table:style-name="ce15" office:value-type="float" office:value="1.4" calcext:value-type="float">
            <text:p>1,4</text:p>
          </table:table-cell>
          <table:table-cell table:style-name="ce15" table:formula="of:=[.$H$26]*[.H16]+[.$H$27]" office:value-type="float" office:value="40.6842613453492" calcext:value-type="float">
            <text:p>40,6842613453492</text:p>
          </table:table-cell>
          <table:table-cell table:number-columns-repeated="3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.6" calcext:value-type="float">
            <text:p>1,6</text:p>
          </table:table-cell>
          <table:table-cell table:style-name="ce1" table:formula="of:=[.B17]-[.$I$33]" office:value-type="float" office:value="-0.0524137931034483" calcext:value-type="float">
            <text:p>-0,052413793103448</text:p>
          </table:table-cell>
          <table:table-cell table:style-name="ce1" table:formula="of:=[.A17]-[.$H$33]" office:value-type="float" office:value="-6.86206896551724" calcext:value-type="float">
            <text:p>-6,86206896551724</text:p>
          </table:table-cell>
          <table:table-cell table:style-name="ce1" table:formula="of:=[.C17]*[.D17]" office:value-type="float" office:value="0.359667063020214" calcext:value-type="float">
            <text:p>0,359667063020214</text:p>
          </table:table-cell>
          <table:table-cell table:style-name="ce1" table:formula="of:=[.C17]^2" office:value-type="float" office:value="0.00274720570749108" calcext:value-type="float">
            <text:p>0,002747205707491</text:p>
          </table:table-cell>
          <table:table-cell/>
          <table:table-cell table:style-name="ce15" office:value-type="float" office:value="1.41" calcext:value-type="float">
            <text:p>1,41</text:p>
          </table:table-cell>
          <table:table-cell table:style-name="ce15" table:formula="of:=[.$H$26]*[.H17]+[.$H$27]" office:value-type="float" office:value="41.6421253084433" calcext:value-type="float">
            <text:p>41,6421253084433</text:p>
          </table:table-cell>
          <table:table-cell table:number-columns-repeated="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.52" calcext:value-type="float">
            <text:p>1,52</text:p>
          </table:table-cell>
          <table:table-cell table:style-name="ce1" table:formula="of:=[.B18]-[.$I$33]" office:value-type="float" office:value="-0.132413793103448" calcext:value-type="float">
            <text:p>-0,132413793103448</text:p>
          </table:table-cell>
          <table:table-cell table:style-name="ce1" table:formula="of:=[.A18]-[.$H$33]" office:value-type="float" office:value="-11.8620689655172" calcext:value-type="float">
            <text:p>-11,8620689655172</text:p>
          </table:table-cell>
          <table:table-cell table:style-name="ce1" table:formula="of:=[.C18]*[.D18]" office:value-type="float" office:value="1.57070154577884" calcext:value-type="float">
            <text:p>1,57070154577884</text:p>
          </table:table-cell>
          <table:table-cell table:style-name="ce1" table:formula="of:=[.C18]^2" office:value-type="float" office:value="0.0175334126040428" calcext:value-type="float">
            <text:p>0,017533412604043</text:p>
          </table:table-cell>
          <table:table-cell/>
          <table:table-cell table:style-name="ce15" office:value-type="float" office:value="1.43" calcext:value-type="float">
            <text:p>1,43</text:p>
          </table:table-cell>
          <table:table-cell table:style-name="ce15" table:formula="of:=[.$H$26]*[.H18]+[.$H$27]" office:value-type="float" office:value="43.5578532346314" calcext:value-type="float">
            <text:p>43,5578532346314</text:p>
          </table:table-cell>
          <table:table-cell table:number-columns-repeated="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.57" calcext:value-type="float">
            <text:p>1,57</text:p>
          </table:table-cell>
          <table:table-cell table:style-name="ce1" table:formula="of:=[.B19]-[.$I$33]" office:value-type="float" office:value="-0.0824137931034483" calcext:value-type="float">
            <text:p>-0,082413793103448</text:p>
          </table:table-cell>
          <table:table-cell table:style-name="ce1" table:formula="of:=[.A19]-[.$H$33]" office:value-type="float" office:value="-9.86206896551724" calcext:value-type="float">
            <text:p>-9,86206896551724</text:p>
          </table:table-cell>
          <table:table-cell table:style-name="ce1" table:formula="of:=[.C19]*[.D19]" office:value-type="float" office:value="0.812770511296076" calcext:value-type="float">
            <text:p>0,812770511296076</text:p>
          </table:table-cell>
          <table:table-cell table:style-name="ce1" table:formula="of:=[.C19]^2" office:value-type="float" office:value="0.00679203329369799" calcext:value-type="float">
            <text:p>0,006792033293698</text:p>
          </table:table-cell>
          <table:table-cell/>
          <table:table-cell table:style-name="ce15" office:value-type="float" office:value="1.89" calcext:value-type="float">
            <text:p>1,89</text:p>
          </table:table-cell>
          <table:table-cell table:style-name="ce15" table:formula="of:=[.$H$26]*[.H19]+[.$H$27]" office:value-type="float" office:value="87.6195955369595" calcext:value-type="float">
            <text:p>87,6195955369595</text:p>
          </table:table-cell>
          <table:table-cell table:number-columns-repeated="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.57" calcext:value-type="float">
            <text:p>1,57</text:p>
          </table:table-cell>
          <table:table-cell table:style-name="ce1" table:formula="of:=[.B20]-[.$I$33]" office:value-type="float" office:value="-0.0824137931034483" calcext:value-type="float">
            <text:p>-0,082413793103448</text:p>
          </table:table-cell>
          <table:table-cell table:style-name="ce1" table:formula="of:=[.A20]-[.$H$33]" office:value-type="float" office:value="-7.86206896551724" calcext:value-type="float">
            <text:p>-7,86206896551724</text:p>
          </table:table-cell>
          <table:table-cell table:style-name="ce1" table:formula="of:=[.C20]*[.D20]" office:value-type="float" office:value="0.64794292508918" calcext:value-type="float">
            <text:p>0,64794292508918</text:p>
          </table:table-cell>
          <table:table-cell table:style-name="ce1" table:formula="of:=[.C20]^2" office:value-type="float" office:value="0.00679203329369799" calcext:value-type="float">
            <text:p>0,006792033293698</text:p>
          </table:table-cell>
          <table:table-cell/>
          <table:table-cell table:style-name="ce15" office:value-type="float" office:value="1.9" calcext:value-type="float">
            <text:p>1,9</text:p>
          </table:table-cell>
          <table:table-cell table:style-name="ce15" table:formula="of:=[.$H$26]*[.H20]+[.$H$27]" office:value-type="float" office:value="88.5774595000536" calcext:value-type="float">
            <text:p>88,5774595000536</text:p>
          </table:table-cell>
          <table:table-cell table:number-columns-repeated="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1.67" calcext:value-type="float">
            <text:p>1,67</text:p>
          </table:table-cell>
          <table:table-cell table:style-name="ce1" table:formula="of:=[.B21]-[.$I$33]" office:value-type="float" office:value="0.0175862068965515" calcext:value-type="float">
            <text:p>0,017586206896552</text:p>
          </table:table-cell>
          <table:table-cell table:style-name="ce1" table:formula="of:=[.A21]-[.$H$33]" office:value-type="float" office:value="1.13793103448276" calcext:value-type="float">
            <text:p>1,13793103448276</text:p>
          </table:table-cell>
          <table:table-cell table:style-name="ce1" table:formula="of:=[.C21]*[.D21]" office:value-type="float" office:value="0.0200118906064208" calcext:value-type="float">
            <text:p>0,020011890606421</text:p>
          </table:table-cell>
          <table:table-cell table:style-name="ce1" table:formula="of:=[.C21]^2" office:value-type="float" office:value="0.000309274673008317" calcext:value-type="float">
            <text:p>0,000309274673008</text:p>
          </table:table-cell>
          <table:table-cell table:number-columns-repeated="6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.64" calcext:value-type="float">
            <text:p>1,64</text:p>
          </table:table-cell>
          <table:table-cell table:style-name="ce1" table:formula="of:=[.B22]-[.$I$33]" office:value-type="float" office:value="-0.0124137931034483" calcext:value-type="float">
            <text:p>-0,012413793103448</text:p>
          </table:table-cell>
          <table:table-cell table:style-name="ce1" table:formula="of:=[.A22]-[.$H$33]" office:value-type="float" office:value="0.137931034482762" calcext:value-type="float">
            <text:p>0,137931034482762</text:p>
          </table:table-cell>
          <table:table-cell table:style-name="ce1" table:formula="of:=[.C22]*[.D22]" office:value-type="float" office:value="-0.00171224732461359" calcext:value-type="float">
            <text:p>-0,001712247324614</text:p>
          </table:table-cell>
          <table:table-cell table:style-name="ce1" table:formula="of:=[.C22]^2" office:value-type="float" office:value="0.00015410225921522" calcext:value-type="float">
            <text:p>0,000154102259215</text:p>
          </table:table-cell>
          <table:table-cell table:number-columns-repeated="6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.5" calcext:value-type="float">
            <text:p>1,5</text:p>
          </table:table-cell>
          <table:table-cell table:style-name="ce1" table:formula="of:=[.B23]-[.$I$33]" office:value-type="float" office:value="-0.152413793103448" calcext:value-type="float">
            <text:p>-0,152413793103448</text:p>
          </table:table-cell>
          <table:table-cell table:style-name="ce1" table:formula="of:=[.A23]-[.$H$33]" office:value-type="float" office:value="-14.8620689655172" calcext:value-type="float">
            <text:p>-14,8620689655172</text:p>
          </table:table-cell>
          <table:table-cell table:style-name="ce1" table:formula="of:=[.C23]*[.D23]" office:value-type="float" office:value="2.26518430439953" calcext:value-type="float">
            <text:p>2,26518430439953</text:p>
          </table:table-cell>
          <table:table-cell table:style-name="ce1" table:formula="of:=[.C23]^2" office:value-type="float" office:value="0.0232299643281808" calcext:value-type="float">
            <text:p>0,023229964328181</text:p>
          </table:table-cell>
          <table:table-cell table:number-columns-repeated="3"/>
          <table:table-cell table:style-name="ce15"/>
          <table:table-cell table:style-name="ce16" office:value-type="string" calcext:value-type="string">
            <text:p>Pesos</text:p>
          </table:table-cell>
          <table:table-cell table:style-name="ce16" office:value-type="string" calcext:value-type="string">
            <text:p>Alturas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1.64" calcext:value-type="float">
            <text:p>1,64</text:p>
          </table:table-cell>
          <table:table-cell table:style-name="ce1" table:formula="of:=[.B24]-[.$I$33]" office:value-type="float" office:value="-0.0124137931034483" calcext:value-type="float">
            <text:p>-0,012413793103448</text:p>
          </table:table-cell>
          <table:table-cell table:style-name="ce1" table:formula="of:=[.A24]-[.$H$33]" office:value-type="float" office:value="-1.86206896551724" calcext:value-type="float">
            <text:p>-1,86206896551724</text:p>
          </table:table-cell>
          <table:table-cell table:style-name="ce1" table:formula="of:=[.C24]*[.D24]" office:value-type="float" office:value="0.0231153388822829" calcext:value-type="float">
            <text:p>0,023115338882283</text:p>
          </table:table-cell>
          <table:table-cell table:style-name="ce1" table:formula="of:=[.C24]^2" office:value-type="float" office:value="0.00015410225921522" calcext:value-type="float">
            <text:p>0,000154102259215</text:p>
          </table:table-cell>
          <table:table-cell table:style-name="ce10" office:value-type="string" calcext:value-type="string">
            <text:p>'y = ax + b</text:p>
          </table:table-cell>
          <table:table-cell table:number-columns-repeated="2"/>
          <table:table-cell table:style-name="ce15" office:value-type="string" calcext:value-type="string">
            <text:p>Média</text:p>
          </table:table-cell>
          <table:table-cell table:style-name="ce15" table:formula="of:=AVERAGE([.$A$2:.$A$30])" office:value-type="float" office:value="64.8620689655172" calcext:value-type="float">
            <text:p>64,8620689655172</text:p>
          </table:table-cell>
          <table:table-cell table:style-name="ce15" table:formula="of:=AVERAGE([.$B$2:.$B$30])" office:value-type="float" office:value="1.65241379310345" calcext:value-type="float">
            <text:p>1,65241379310345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.56" calcext:value-type="float">
            <text:p>1,56</text:p>
          </table:table-cell>
          <table:table-cell table:style-name="ce1" table:formula="of:=[.B25]-[.$I$33]" office:value-type="float" office:value="-0.0924137931034483" calcext:value-type="float">
            <text:p>-0,092413793103448</text:p>
          </table:table-cell>
          <table:table-cell table:style-name="ce1" table:formula="of:=[.A25]-[.$H$33]" office:value-type="float" office:value="-6.86206896551724" calcext:value-type="float">
            <text:p>-6,86206896551724</text:p>
          </table:table-cell>
          <table:table-cell table:style-name="ce1" table:formula="of:=[.C25]*[.D25]" office:value-type="float" office:value="0.634149821640904" calcext:value-type="float">
            <text:p>0,634149821640904</text:p>
          </table:table-cell>
          <table:table-cell table:style-name="ce1" table:formula="of:=[.C25]^2" office:value-type="float" office:value="0.00854030915576695" calcext:value-type="float">
            <text:p>0,008540309155767</text:p>
          </table:table-cell>
          <table:table-cell table:number-columns-repeated="3"/>
          <table:table-cell table:style-name="ce15" office:value-type="string" calcext:value-type="string">
            <text:p>Erro padrão</text:p>
          </table:table-cell>
          <table:table-cell table:style-name="ce15" table:formula="of:=SQRT(VAR([.$A$2:.$A$30])/COUNT([.$A$2:.$A$30]))" office:value-type="float" office:value="1.7240147739265" calcext:value-type="float">
            <text:p>1,7240147739265</text:p>
          </table:table-cell>
          <table:table-cell table:style-name="ce15" table:formula="of:=SQRT(VAR([.$B$2:.$B$30])/COUNT([.$B$2:.$B$30]))" office:value-type="float" office:value="0.0177950508729225" calcext:value-type="float">
            <text:p>0,017795050872923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.56" calcext:value-type="float">
            <text:p>1,56</text:p>
          </table:table-cell>
          <table:table-cell table:style-name="ce1" table:formula="of:=[.B26]-[.$I$33]" office:value-type="float" office:value="-0.0924137931034483" calcext:value-type="float">
            <text:p>-0,092413793103448</text:p>
          </table:table-cell>
          <table:table-cell table:style-name="ce1" table:formula="of:=[.A26]-[.$H$33]" office:value-type="float" office:value="-9.86206896551724" calcext:value-type="float">
            <text:p>-9,86206896551724</text:p>
          </table:table-cell>
          <table:table-cell table:style-name="ce1" table:formula="of:=[.C26]*[.D26]" office:value-type="float" office:value="0.911391200951249" calcext:value-type="float">
            <text:p>0,911391200951249</text:p>
          </table:table-cell>
          <table:table-cell table:style-name="ce1" table:formula="of:=[.C26]^2" office:value-type="float" office:value="0.00854030915576695" calcext:value-type="float">
            <text:p>0,008540309155767</text:p>
          </table:table-cell>
          <table:table-cell table:style-name="ce11" office:value-type="string" calcext:value-type="string">
            <text:p>a</text:p>
          </table:table-cell>
          <table:table-cell table:formula="of:=[.E33]/[.F33]" office:value-type="float" office:value="95.7863963094089" calcext:value-type="float">
            <text:p>95,7863963094089</text:p>
          </table:table-cell>
          <table:table-cell/>
          <table:table-cell table:style-name="ce15" office:value-type="string" calcext:value-type="string">
            <text:p>Modo</text:p>
          </table:table-cell>
          <table:table-cell table:style-name="ce15" table:formula="of:=MODE([.$A$2:.$A$30])" office:value-type="float" office:value="55" calcext:value-type="float">
            <text:p>55</text:p>
          </table:table-cell>
          <table:table-cell table:style-name="ce15" table:formula="of:=MODE([.$B$2:.$B$30])" office:value-type="float" office:value="1.56" calcext:value-type="float">
            <text:p>1,56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1.62" calcext:value-type="float">
            <text:p>1,62</text:p>
          </table:table-cell>
          <table:table-cell table:style-name="ce1" table:formula="of:=[.B27]-[.$I$33]" office:value-type="float" office:value="-0.0324137931034483" calcext:value-type="float">
            <text:p>-0,032413793103448</text:p>
          </table:table-cell>
          <table:table-cell table:style-name="ce1" table:formula="of:=[.A27]-[.$H$33]" office:value-type="float" office:value="-1.86206896551724" calcext:value-type="float">
            <text:p>-1,86206896551724</text:p>
          </table:table-cell>
          <table:table-cell table:style-name="ce1" table:formula="of:=[.C27]*[.D27]" office:value-type="float" office:value="0.0603567181926277" calcext:value-type="float">
            <text:p>0,060356718192628</text:p>
          </table:table-cell>
          <table:table-cell table:style-name="ce1" table:formula="of:=[.C27]^2" office:value-type="float" office:value="0.00105065398335315" calcext:value-type="float">
            <text:p>0,001050653983353</text:p>
          </table:table-cell>
          <table:table-cell table:style-name="ce11" office:value-type="string" calcext:value-type="string">
            <text:p>b</text:p>
          </table:table-cell>
          <table:table-cell table:formula="of:=[.H33] - [.H26]*[.I33]" office:value-type="float" office:value="-93.4166934878232" calcext:value-type="float">
            <text:p>-93,4166934878232</text:p>
          </table:table-cell>
          <table:table-cell/>
          <table:table-cell table:style-name="ce15" office:value-type="string" calcext:value-type="string">
            <text:p>Mediana</text:p>
          </table:table-cell>
          <table:table-cell table:style-name="ce15" table:formula="of:=MEDIAN([.$A$2:.$A$30])" office:value-type="float" office:value="65" calcext:value-type="float">
            <text:p>65</text:p>
          </table:table-cell>
          <table:table-cell table:style-name="ce15" table:formula="of:=MEDIAN([.$B$2:.$B$30])" office:value-type="float" office:value="1.64" calcext:value-type="float">
            <text:p>1,64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.71" calcext:value-type="float">
            <text:p>1,71</text:p>
          </table:table-cell>
          <table:table-cell table:style-name="ce1" table:formula="of:=[.B28]-[.$I$33]" office:value-type="float" office:value="0.0575862068965516" calcext:value-type="float">
            <text:p>0,057586206896552</text:p>
          </table:table-cell>
          <table:table-cell table:style-name="ce1" table:formula="of:=[.A28]-[.$H$33]" office:value-type="float" office:value="8.13793103448276" calcext:value-type="float">
            <text:p>8,13793103448276</text:p>
          </table:table-cell>
          <table:table-cell table:style-name="ce1" table:formula="of:=[.C28]*[.D28]" office:value-type="float" office:value="0.468632580261592" calcext:value-type="float">
            <text:p>0,468632580261592</text:p>
          </table:table-cell>
          <table:table-cell table:style-name="ce1" table:formula="of:=[.C28]^2" office:value-type="float" office:value="0.00331617122473244" calcext:value-type="float">
            <text:p>0,003316171224732</text:p>
          </table:table-cell>
          <table:table-cell table:number-columns-repeated="3"/>
          <table:table-cell table:style-name="ce15" office:value-type="string" calcext:value-type="string">
            <text:p>Primeiro quartil</text:p>
          </table:table-cell>
          <table:table-cell table:style-name="ce15" table:formula="of:=QUARTILE([.$A$2:.$A$30]; 1)" office:value-type="float" office:value="57" calcext:value-type="float">
            <text:p>57</text:p>
          </table:table-cell>
          <table:table-cell table:style-name="ce15" table:formula="of:=QUARTILE([.$B$2:.$B$30]; 1)" office:value-type="float" office:value="1.57" calcext:value-type="float">
            <text:p>1,57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1.83" calcext:value-type="float">
            <text:p>1,83</text:p>
          </table:table-cell>
          <table:table-cell table:style-name="ce1" table:formula="of:=[.B29]-[.$I$33]" office:value-type="float" office:value="0.177586206896552" calcext:value-type="float">
            <text:p>0,177586206896552</text:p>
          </table:table-cell>
          <table:table-cell table:style-name="ce1" table:formula="of:=[.A29]-[.$H$33]" office:value-type="float" office:value="15.1379310344828" calcext:value-type="float">
            <text:p>15,1379310344828</text:p>
          </table:table-cell>
          <table:table-cell table:style-name="ce1" table:formula="of:=[.C29]*[.D29]" office:value-type="float" office:value="2.68828775267539" calcext:value-type="float">
            <text:p>2,68828775267539</text:p>
          </table:table-cell>
          <table:table-cell table:style-name="ce1" table:formula="of:=[.C29]^2" office:value-type="float" office:value="0.0315368608799049" calcext:value-type="float">
            <text:p>0,031536860879905</text:p>
          </table:table-cell>
          <table:table-cell table:number-columns-repeated="3"/>
          <table:table-cell table:style-name="ce15" office:value-type="string" calcext:value-type="string">
            <text:p>Terceiro quartil</text:p>
          </table:table-cell>
          <table:table-cell table:style-name="ce15" table:formula="of:=QUARTILE([.$A$2:.$A$30]; 3)" office:value-type="float" office:value="73" calcext:value-type="float">
            <text:p>73</text:p>
          </table:table-cell>
          <table:table-cell table:style-name="ce15" table:formula="of:=QUARTILE([.$B$2:.$B$30]; 3)" office:value-type="float" office:value="1.73" calcext:value-type="float">
            <text:p>1,73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1.76" calcext:value-type="float">
            <text:p>1,76</text:p>
          </table:table-cell>
          <table:table-cell table:style-name="ce1" table:formula="of:=[.B30]-[.$I$33]" office:value-type="float" office:value="0.107586206896552" calcext:value-type="float">
            <text:p>0,107586206896552</text:p>
          </table:table-cell>
          <table:table-cell table:style-name="ce1" table:formula="of:=[.A30]-[.$H$33]" office:value-type="float" office:value="11.1379310344828" calcext:value-type="float">
            <text:p>11,1379310344828</text:p>
          </table:table-cell>
          <table:table-cell table:style-name="ce1" table:formula="of:=[.C30]*[.D30]" office:value-type="float" office:value="1.19828775267539" calcext:value-type="float">
            <text:p>1,19828775267539</text:p>
          </table:table-cell>
          <table:table-cell table:style-name="ce1" table:formula="of:=[.C30]^2" office:value-type="float" office:value="0.0115747919143876" calcext:value-type="float">
            <text:p>0,011574791914388</text:p>
          </table:table-cell>
          <table:table-cell table:number-columns-repeated="3"/>
          <table:table-cell table:style-name="ce15" office:value-type="string" calcext:value-type="string">
            <text:p>Variância</text:p>
          </table:table-cell>
          <table:table-cell table:style-name="ce15" table:formula="of:=VAR([.$A$2:.$A$30])" office:value-type="float" office:value="86.1945812807882" calcext:value-type="float">
            <text:p>86,1945812807882</text:p>
          </table:table-cell>
          <table:table-cell table:style-name="ce15" table:formula="of:=VAR([.$B$2:.$B$30])" office:value-type="float" office:value="0.00918325123152709" calcext:value-type="float">
            <text:p>0,009183251231527</text:p>
          </table:table-cell>
        </table:table-row>
        <table:table-row table:style-name="ro1">
          <table:table-cell table:style-name="ce14" table:number-columns-repeated="2"/>
          <table:table-cell table:number-columns-repeated="7"/>
          <table:table-cell table:style-name="ce15" office:value-type="string" calcext:value-type="string">
            <text:p>Desvio padrão</text:p>
          </table:table-cell>
          <table:table-cell table:style-name="ce15" table:formula="of:=STDEV([.$A$2:.$A$30])" office:value-type="float" office:value="9.28410368752892" calcext:value-type="float">
            <text:p>9,28410368752892</text:p>
          </table:table-cell>
          <table:table-cell table:style-name="ce15" table:formula="of:=STDEV([.$B$2:.$B$30])" office:value-type="float" office:value="0.0958292817020304" calcext:value-type="float">
            <text:p>0,09582928170203</text:p>
          </table:table-cell>
        </table:table-row>
        <table:table-row table:style-name="ro1">
          <table:table-cell table:style-name="ce14" table:number-columns-repeated="2"/>
          <table:table-cell table:number-columns-repeated="5"/>
          <table:table-cell table:style-name="ce1" office:value-type="string" calcext:value-type="string">
            <text:p>Média peso:</text:p>
          </table:table-cell>
          <table:table-cell table:style-name="ce1" office:value-type="string" calcext:value-type="string">
            <text:p>Média alt:</text:p>
          </table:table-cell>
          <table:table-cell table:style-name="ce15" office:value-type="string" calcext:value-type="string">
            <text:p>Curtose</text:p>
          </table:table-cell>
          <table:table-cell table:style-name="ce15" table:formula="of:=KURT([.$A$2:.$A$30])" office:value-type="float" office:value="-1.30298677695643" calcext:value-type="float">
            <text:p>-1,30298677695643</text:p>
          </table:table-cell>
          <table:table-cell table:style-name="ce15" table:formula="of:=KURT([.$B$2:.$B$30])" office:value-type="float" office:value="-1.06104900148793" calcext:value-type="float">
            <text:p>-1,06104900148793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formula="of:=SUM([.E2:.E30])" office:value-type="float" office:value="24.6296551724138" calcext:value-type="float">
            <text:p>24,6296551724138</text:p>
          </table:table-cell>
          <table:table-cell table:formula="of:=SUM([.F2:.F30])" office:value-type="float" office:value="0.257131034482759" calcext:value-type="float">
            <text:p>0,257131034482759</text:p>
          </table:table-cell>
          <table:table-cell/>
          <table:table-cell table:style-name="ce1" table:formula="of:=AVERAGE([.A2:.A30])" office:value-type="float" office:value="64.8620689655172" calcext:value-type="float">
            <text:p>64,8620689655172</text:p>
          </table:table-cell>
          <table:table-cell table:style-name="ce1" table:formula="of:=AVERAGE([.B2:.B30])" office:value-type="float" office:value="1.65241379310345" calcext:value-type="float">
            <text:p>1,65241379310345</text:p>
          </table:table-cell>
          <table:table-cell table:style-name="ce15" office:value-type="string" calcext:value-type="string">
            <text:p>Inclinação</text:p>
          </table:table-cell>
          <table:table-cell table:style-name="ce15" table:formula="of:=SKEW([.$A$2:.$A$30])" office:value-type="float" office:value="0.159852267700695" calcext:value-type="float">
            <text:p>0,159852267700695</text:p>
          </table:table-cell>
          <table:table-cell table:style-name="ce15" table:formula="of:=SKEW([.$B$2:.$B$30])" office:value-type="float" office:value="0.219107170717117" calcext:value-type="float">
            <text:p>0,219107170717117</text:p>
          </table:table-cell>
        </table:table-row>
        <table:table-row table:style-name="ro1">
          <table:table-cell table:number-columns-repeated="9"/>
          <table:table-cell table:style-name="ce15" office:value-type="string" calcext:value-type="string">
            <text:p>Intervalo</text:p>
          </table:table-cell>
          <table:table-cell table:style-name="ce15" table:formula="of:=MAX([.$A$2:.$A$30])-MIN([.$A$2:.$A$30])" office:value-type="float" office:value="30" calcext:value-type="float">
            <text:p>30</text:p>
          </table:table-cell>
          <table:table-cell table:style-name="ce15" table:formula="of:=MAX([.$B$2:.$B$30])-MIN([.$B$2:.$B$30])" office:value-type="float" office:value="0.33" calcext:value-type="float">
            <text:p>0,33</text:p>
          </table:table-cell>
        </table:table-row>
        <table:table-row table:style-name="ro1">
          <table:table-cell table:number-columns-repeated="9"/>
          <table:table-cell table:style-name="ce15" office:value-type="string" calcext:value-type="string">
            <text:p>Mínimo</text:p>
          </table:table-cell>
          <table:table-cell table:style-name="ce15" table:formula="of:=MIN([.$A$2:.$A$30])" office:value-type="float" office:value="50" calcext:value-type="float">
            <text:p>50</text:p>
          </table:table-cell>
          <table:table-cell table:style-name="ce15" table:formula="of:=MIN([.$B$2:.$B$30])" office:value-type="float" office:value="1.5" calcext:value-type="float">
            <text:p>1,5</text:p>
          </table:table-cell>
        </table:table-row>
        <table:table-row table:style-name="ro1">
          <table:table-cell table:number-columns-repeated="9"/>
          <table:table-cell table:style-name="ce15" office:value-type="string" calcext:value-type="string">
            <text:p>Máximo</text:p>
          </table:table-cell>
          <table:table-cell table:style-name="ce15" table:formula="of:=MAX([.$A$2:.$A$30])" office:value-type="float" office:value="80" calcext:value-type="float">
            <text:p>80</text:p>
          </table:table-cell>
          <table:table-cell table:style-name="ce15" table:formula="of:=MAX([.$B$2:.$B$30])" office:value-type="float" office:value="1.83" calcext:value-type="float">
            <text:p>1,83</text:p>
          </table:table-cell>
        </table:table-row>
        <table:table-row table:style-name="ro1">
          <table:table-cell table:number-columns-repeated="9"/>
          <table:table-cell table:style-name="ce15" office:value-type="string" calcext:value-type="string">
            <text:p>Soma</text:p>
          </table:table-cell>
          <table:table-cell table:style-name="ce15" table:formula="of:=SUM([.$A$2:.$A$30])" office:value-type="float" office:value="1881" calcext:value-type="float">
            <text:p>1881</text:p>
          </table:table-cell>
          <table:table-cell table:style-name="ce15" table:formula="of:=SUM([.$B$2:.$B$30])" office:value-type="float" office:value="47.92" calcext:value-type="float">
            <text:p>47,92</text:p>
          </table:table-cell>
        </table:table-row>
        <table:table-row table:style-name="ro1">
          <table:table-cell table:number-columns-repeated="9"/>
          <table:table-cell table:style-name="ce15" office:value-type="string" calcext:value-type="string">
            <text:p>Contagem</text:p>
          </table:table-cell>
          <table:table-cell table:style-name="ce15" table:formula="of:=COUNT([.$A$2:.$A$30])" office:value-type="float" office:value="29" calcext:value-type="float">
            <text:p>29</text:p>
          </table:table-cell>
          <table:table-cell table:style-name="ce15" table:formula="of:=COUNT([.$B$2:.$B$30])" office:value-type="float" office:value="29" calcext:value-type="float">
            <text:p>29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10"/>
        </table:table-row>
        <table:table-row table:style-name="ro1" table:number-rows-repeated="104853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Spranq eco sans" svg:font-family="'Spranq eco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Spranq eco sans" fo:language="pt" fo:country="BR" style:font-name-asian="DejaVu Sans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Spranq eco sans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Arial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/00/0000</text:date>, <text:time style:data-style-name="N2" text:time-value="14:48:45.83886717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07:55:56.338589535</meta:creation-date>
    <dc:date>2017-11-03T16:06:42.065183442</dc:date>
    <meta:editing-duration>PT1H47M54S</meta:editing-duration>
    <meta:editing-cycles>14</meta:editing-cycles>
    <meta:generator>LibreOffice/5.2.2.2$Linux_X86_64 LibreOffice_project/20m0$Build-1</meta:generator>
    <meta:document-statistic meta:table-count="2" meta:cell-count="38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3F0000001CA000001CA594D1231069E6F3A.svg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image" chart:symbol-width="0.458cm" chart:symbol-height="0.458cm" chart:link-data-style-to-source="true">
        <chart:symbol-image xlink:href="Pictures/100003F0000001CA000001CA594D1231069E6F3A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263cm" svg:height="8.688cm" xlink:href=".." xlink:type="simple" chart:class="chart:scatter" chart:column-mapping="1 0" chart:style-name="ch1">
        <chart:title svg:x="4.018cm" svg:y="0.309cm" chart:style-name="ch2">
          <text:p>Relação entre altura e peso</text:p>
        </chart:title>
        <chart:plot-area chart:style-name="ch3" table:cell-range-address="Original.A2:Original.B32" svg:x="1.296cm" svg:y="1.287cm" svg:width="12.682cm" svg:height="6.247cm">
          <chartooo:coordinate-region svg:x="1.97cm" svg:y="1.486cm" svg:width="11.424cm" svg:height="5.401cm"/>
          <chart:axis chart:dimension="x" chart:name="primary-x" chart:style-name="ch4">
            <chart:title svg:x="7.024cm" svg:y="7.707cm" chart:style-name="ch5">
              <text:p>Alturas</text:p>
            </chart:title>
          </chart:axis>
          <chart:axis chart:dimension="y" chart:name="primary-y" chart:style-name="ch4">
            <chart:title svg:x="0.451cm" svg:y="4.904cm" chart:style-name="ch6">
              <text:p>Pesos</text:p>
            </chart:title>
            <chart:grid chart:style-name="ch7" chart:class="major"/>
          </chart:axis>
          <chart:series chart:style-name="ch8" chart:values-cell-range-address="Original.A2:Original.A32" chart:class="chart:scatter">
            <chart:domain table:cell-range-address="Original.B2:Original.B32"/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8">
                <text:p>1.58</text:p>
                <draw:g>
                  <svg:desc>Original.B2:Original.B32</svg:desc>
                </draw:g>
              </table:table-cell>
              <table:table-cell office:value-type="float" office:value="58">
                <text:p>58</text:p>
                <draw:g>
                  <svg:desc>Original.A2:Original.A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">
                <text:p>1.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">
                <text:p>1.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">
                <text:p>1.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6">
                <text:p>1.7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3">
                <text:p>1.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3">
                <text:p>1.6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5">
                <text:p>1.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6">
                <text:p>1.5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9">
                <text:p>1.7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6">
                <text:p>1.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1">
                <text:p>1.5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9">
                <text:p>1.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7">
                <text:p>1.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4">
                <text:p>1.7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2">
                <text:p>1.5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7">
                <text:p>1.5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7">
                <text:p>1.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7">
                <text:p>1.6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4">
                <text:p>1.6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">
                <text:p>1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64">
                <text:p>1.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6">
                <text:p>1.5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6">
                <text:p>1.5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62">
                <text:p>1.6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1">
                <text:p>1.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83">
                <text:p>1.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76">
                <text:p>1.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75">
                <text:p>1.7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">
                <text:p>1.6</text:p>
              </table:table-cell>
              <table:table-cell office:value-type="float" office:value="130">
                <text:p>1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image" chart:symbol-width="0.458cm" chart:symbol-height="0.458cm" chart:link-data-style-to-source="true">
        <chart:symbol-image xlink:href="Pictures/100003F0000001CA000001CA594D1231069E6F3A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image" chart:symbol-width="0.3cm" chart:symbol-height="0.3cm" chart:link-data-style-to-source="true">
        <chart:symbol-image xlink:href="Pictures/10000200000000100000001028D3E9853668BCDE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263cm" svg:height="8.688cm" xlink:href="." xlink:type="simple" chart:class="chart:scatter" chart:style-name="ch1">
        <chart:title svg:x="4.018cm" svg:y="0.309cm" chart:style-name="ch2">
          <text:p>Relação entre altura e peso</text:p>
        </chart:title>
        <chart:plot-area chart:style-name="ch3" chart:data-source-has-labels="both" svg:x="1.296cm" svg:y="1.287cm" svg:width="12.682cm" svg:height="6.247cm">
          <chartooo:coordinate-region svg:x="1.97cm" svg:y="1.486cm" svg:width="11.688cm" svg:height="5.401cm"/>
          <chart:axis chart:dimension="x" chart:name="primary-x" chart:style-name="ch4" chartooo:axis-type="auto">
            <chart:title svg:x="7.024cm" svg:y="7.707cm" chart:style-name="ch5">
              <text:p>Alturas</text:p>
            </chart:title>
            <chart:categories table:cell-range-address="local-table.$A$2:.$A$30"/>
          </chart:axis>
          <chart:axis chart:dimension="y" chart:name="primary-y" chart:style-name="ch4">
            <chart:title svg:x="0.451cm" svg:y="4.904cm" chart:style-name="ch6">
              <text:p>Pesos</text:p>
            </chart:title>
            <chart:grid chart:style-name="ch7" chart:class="major"/>
          </chart:axis>
          <chart:series chart:style-name="ch8" chart:values-cell-range-address="local-table.$C$2:.$C$30" chart:label-cell-address="local-table.$C$1" chart:class="chart:scatter">
            <chart:domain table:cell-range-address="local-table.$B$2:.$B$30"/>
            <chart:data-point chart:repeated="29"/>
          </chart:series>
          <chart:series chart:style-name="ch9" chart:values-cell-range-address="local-table.$E$2:.$E$30" chart:label-cell-address="local-table.$E$1" chart:class="chart:scatter">
            <chart:domain table:cell-range-address="local-table.$D$2:.$D$30"/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/>
              </table:table-cell>
              <table:table-cell office:value-type="string">
                <text:p>Coluna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8">
                <text:p>1.58</text:p>
              </table:table-cell>
              <table:table-cell office:value-type="float" office:value="58">
                <text:p>58</text:p>
              </table:table-cell>
              <table:table-cell office:value-type="float" office:value="1.46">
                <text:p>1.46</text:p>
              </table:table-cell>
              <table:table-cell office:value-type="float" office:value="46.4314451239137">
                <text:p>46.431445123913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">
                <text:p>1.8</text:p>
              </table:table-cell>
              <table:table-cell office:value-type="float" office:value="78">
                <text:p>78</text:p>
              </table:table-cell>
              <table:table-cell office:value-type="float" office:value="1.65">
                <text:p>1.65</text:p>
              </table:table-cell>
              <table:table-cell office:value-type="float" office:value="64.6308604227014">
                <text:p>64.63086042270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">
                <text:p>1.7</text:p>
              </table:table-cell>
              <table:table-cell office:value-type="float" office:value="70">
                <text:p>70</text:p>
              </table:table-cell>
              <table:table-cell office:value-type="float" office:value="1.51">
                <text:p>1.51</text:p>
              </table:table-cell>
              <table:table-cell office:value-type="float" office:value="51.2207649393842">
                <text:p>51.22076493938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">
                <text:p>1.8</text:p>
              </table:table-cell>
              <table:table-cell office:value-type="float" office:value="80">
                <text:p>80</text:p>
              </table:table-cell>
              <table:table-cell office:value-type="float" office:value="1.57">
                <text:p>1.57</text:p>
              </table:table-cell>
              <table:table-cell office:value-type="float" office:value="56.9679487179487">
                <text:p>56.96794871794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6">
                <text:p>1.76</text:p>
              </table:table-cell>
              <table:table-cell office:value-type="float" office:value="77">
                <text:p>77</text:p>
              </table:table-cell>
              <table:table-cell office:value-type="float" office:value="1.64">
                <text:p>1.64</text:p>
              </table:table-cell>
              <table:table-cell office:value-type="float" office:value="63.6729964596073">
                <text:p>63.67299645960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3">
                <text:p>1.73</text:p>
              </table:table-cell>
              <table:table-cell office:value-type="float" office:value="74">
                <text:p>74</text:p>
              </table:table-cell>
              <table:table-cell office:value-type="float" office:value="1.72">
                <text:p>1.72</text:p>
              </table:table-cell>
              <table:table-cell office:value-type="float" office:value="71.33590816436">
                <text:p>71.335908164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3">
                <text:p>1.63</text:p>
              </table:table-cell>
              <table:table-cell office:value-type="float" office:value="61">
                <text:p>61</text:p>
              </table:table-cell>
              <table:table-cell office:value-type="float" office:value="1.75">
                <text:p>1.75</text:p>
              </table:table-cell>
              <table:table-cell office:value-type="float" office:value="74.2095000536423">
                <text:p>74.20950005364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5">
                <text:p>1.65</text:p>
              </table:table-cell>
              <table:table-cell office:value-type="float" office:value="65">
                <text:p>65</text:p>
              </table:table-cell>
              <table:table-cell office:value-type="float" office:value="1.82">
                <text:p>1.82</text:p>
              </table:table-cell>
              <table:table-cell office:value-type="float" office:value="80.9145477953009">
                <text:p>80.91454779530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6">
                <text:p>1.56</text:p>
              </table:table-cell>
              <table:table-cell office:value-type="float" office:value="55">
                <text:p>55</text:p>
              </table:table-cell>
              <table:table-cell office:value-type="float" office:value="1.73">
                <text:p>1.73</text:p>
              </table:table-cell>
              <table:table-cell office:value-type="float" office:value="72.2937721274541">
                <text:p>72.29377212745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9">
                <text:p>1.79</text:p>
              </table:table-cell>
              <table:table-cell office:value-type="float" office:value="76">
                <text:p>76</text:p>
              </table:table-cell>
              <table:table-cell office:value-type="float" office:value="1.47">
                <text:p>1.47</text:p>
              </table:table-cell>
              <table:table-cell office:value-type="float" office:value="47.3893090870078">
                <text:p>47.38930908700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6">
                <text:p>1.56</text:p>
              </table:table-cell>
              <table:table-cell office:value-type="float" office:value="54">
                <text:p>54</text:p>
              </table:table-cell>
              <table:table-cell office:value-type="float" office:value="1.5">
                <text:p>1.5</text:p>
              </table:table-cell>
              <table:table-cell office:value-type="float" office:value="50.2629009762901">
                <text:p>50.26290097629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1">
                <text:p>1.51</text:p>
              </table:table-cell>
              <table:table-cell office:value-type="float" office:value="53">
                <text:p>53</text:p>
              </table:table-cell>
              <table:table-cell office:value-type="float" office:value="1.35">
                <text:p>1.35</text:p>
              </table:table-cell>
              <table:table-cell office:value-type="float" office:value="35.8949415298787">
                <text:p>35.89494152987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9">
                <text:p>1.69</text:p>
              </table:table-cell>
              <table:table-cell office:value-type="float" office:value="69">
                <text:p>69</text:p>
              </table:table-cell>
              <table:table-cell office:value-type="float" office:value="1.77">
                <text:p>1.77</text:p>
              </table:table-cell>
              <table:table-cell office:value-type="float" office:value="76.1252279798305">
                <text:p>76.12522797983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7">
                <text:p>1.67</text:p>
              </table:table-cell>
              <table:table-cell office:value-type="float" office:value="67">
                <text:p>67</text:p>
              </table:table-cell>
              <table:table-cell office:value-type="float" office:value="1.85">
                <text:p>1.85</text:p>
              </table:table-cell>
              <table:table-cell office:value-type="float" office:value="83.7881396845832">
                <text:p>83.78813968458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4">
                <text:p>1.74</text:p>
              </table:table-cell>
              <table:table-cell office:value-type="float" office:value="72">
                <text:p>72</text:p>
              </table:table-cell>
              <table:table-cell office:value-type="float" office:value="1.4">
                <text:p>1.4</text:p>
              </table:table-cell>
              <table:table-cell office:value-type="float" office:value="40.6842613453492">
                <text:p>40.68426134534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58">
                <text:p>58</text:p>
              </table:table-cell>
              <table:table-cell office:value-type="float" office:value="1.41">
                <text:p>1.41</text:p>
              </table:table-cell>
              <table:table-cell office:value-type="float" office:value="41.6421253084433">
                <text:p>41.64212530844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2">
                <text:p>1.52</text:p>
              </table:table-cell>
              <table:table-cell office:value-type="float" office:value="53">
                <text:p>53</text:p>
              </table:table-cell>
              <table:table-cell office:value-type="float" office:value="1.43">
                <text:p>1.43</text:p>
              </table:table-cell>
              <table:table-cell office:value-type="float" office:value="43.5578532346314">
                <text:p>43.55785323463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7">
                <text:p>1.57</text:p>
              </table:table-cell>
              <table:table-cell office:value-type="float" office:value="55">
                <text:p>55</text:p>
              </table:table-cell>
              <table:table-cell office:value-type="float" office:value="1.89">
                <text:p>1.89</text:p>
              </table:table-cell>
              <table:table-cell office:value-type="float" office:value="87.6195955369595">
                <text:p>87.61959553695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7">
                <text:p>1.57</text:p>
              </table:table-cell>
              <table:table-cell office:value-type="float" office:value="57">
                <text:p>57</text:p>
              </table:table-cell>
              <table:table-cell office:value-type="float" office:value="1.9">
                <text:p>1.9</text:p>
              </table:table-cell>
              <table:table-cell office:value-type="float" office:value="88.5774595000536">
                <text:p>88.57745950005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7">
                <text:p>1.67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4">
                <text:p>1.64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">
                <text:p>1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64">
                <text:p>1.64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6">
                <text:p>1.56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6">
                <text:p>1.56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62">
                <text:p>1.62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1">
                <text:p>1.71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83">
                <text:p>1.83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76">
                <text:p>1.76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